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b636e" officeooo:paragraph-rsid="000b636e"/>
    </style:style>
    <style:style style:name="P2" style:family="paragraph" style:parent-style-name="Standard">
      <style:text-properties style:text-position="0% 100%" fo:font-weight="bold" officeooo:rsid="000b636e" officeooo:paragraph-rsid="000b636e" style:font-weight-asian="bold" style:font-weight-complex="bold"/>
    </style:style>
    <style:style style:name="P3" style:family="paragraph" style:parent-style-name="Standard">
      <style:paragraph-properties style:writing-mode="lr-tb"/>
      <style:text-properties fo:font-weight="bold" officeooo:rsid="000b636e" officeooo:paragraph-rsid="000b636e" style:font-weight-asian="bold" style:font-weight-complex="bold"/>
    </style:style>
    <style:style style:name="P4" style:family="paragraph" style:parent-style-name="Standard">
      <style:paragraph-properties style:writing-mode="lr-tb"/>
      <style:text-properties fo:font-weight="bold" officeooo:rsid="000b9cf2" officeooo:paragraph-rsid="000b9cf2" style:font-weight-asian="bold" style:font-weight-complex="bold"/>
    </style:style>
    <style:style style:name="P5" style:family="paragraph" style:parent-style-name="Standard">
      <style:paragraph-properties style:writing-mode="lr-tb"/>
      <style:text-properties fo:font-weight="bold" officeooo:rsid="000d8999" officeooo:paragraph-rsid="000d8999" style:font-weight-asian="bold" style:font-weight-complex="bold"/>
    </style:style>
    <style:style style:name="P6" style:family="paragraph" style:parent-style-name="Standard">
      <style:paragraph-properties style:writing-mode="lr-tb"/>
      <style:text-properties fo:font-weight="normal" officeooo:rsid="000b9cf2" officeooo:paragraph-rsid="000b9cf2" style:font-weight-asian="normal" style:font-weight-complex="normal"/>
    </style:style>
    <style:style style:name="P7" style:family="paragraph" style:parent-style-name="Standard">
      <style:paragraph-properties style:writing-mode="lr-tb"/>
      <style:text-properties fo:font-weight="normal" officeooo:rsid="000bac69" officeooo:paragraph-rsid="000bac69" style:font-weight-asian="normal" style:font-weight-complex="normal"/>
    </style:style>
    <style:style style:name="P8" style:family="paragraph" style:parent-style-name="Text_20_body" style:list-style-name="L2">
      <style:paragraph-properties style:writing-mode="lr-tb"/>
      <style:text-properties fo:font-weight="bold" officeooo:rsid="000d8999" officeooo:paragraph-rsid="000d8999" style:font-weight-asian="bold" style:font-weight-complex="bold"/>
    </style:style>
    <style:style style:name="P9" style:family="paragraph" style:parent-style-name="Text_20_body" style:list-style-name="L2"/>
    <style:style style:name="P10" style:family="paragraph" style:parent-style-name="Text_20_body" style:list-style-name="L2">
      <style:paragraph-properties fo:margin-top="0in" fo:margin-bottom="0in" style:contextual-spacing="false"/>
    </style:style>
    <style:style style:name="T1" style:family="text">
      <style:text-properties officeooo:rsid="000bac69"/>
    </style:style>
    <style:style style:name="T2" style:family="text">
      <style:text-properties fo:font-weight="normal" style:font-weight-asian="normal"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arum QM-System?</text:p>
      <text:p text:style-name="P1"/>
      <text:p text:style-name="P1">Strukturierte und überschaubare Prozesse und Verantwortlichkeiten</text:p>
      <text:p text:style-name="P1"/>
      <text:p text:style-name="P1">Klar definierte Verantwortlichkeiten und trasparente Prozesse erhöhen Motivation von Mitarbeitern</text:p>
      <text:p text:style-name="P1"/>
      <text:p text:style-name="P1">Verbesserte Wettbewerbsfähigkeit</text:p>
      <text:p text:style-name="P1"/>
      <text:p text:style-name="P1">Gesteigerte Wirtschaftlichkeit und Rentabilität</text:p>
      <text:p text:style-name="P1"/>
      <text:p text:style-name="P1">Verbesserung des Images</text:p>
      <text:p text:style-name="P1"/>
      <text:p text:style-name="P1">Sicherheit</text:p>
      <text:p text:style-name="P1"/>
      <text:p text:style-name="P1">Kundenorientierung</text:p>
      <text:p text:style-name="P1"/>
      <text:p text:style-name="P1">Kontinuierlicher Verbesserungsprozess</text:p>
      <text:p text:style-name="P1"/>
      <text:p text:style-name="P1"/>
      <text:p text:style-name="P3">Was ist die ISO 9001?</text:p>
      <text:p text:style-name="P3"/>
      <text:p text:style-name="P6">meistverbreiteste Norm</text:p>
      <text:p text:style-name="P6"/>
      <text:p text:style-name="P6">Mindestanforderung eines QM S</text:p>
      <text:p text:style-name="P6"/>
      <text:p text:style-name="P6">Optimierung von Prozessen und Kundenanforderungen</text:p>
      <text:p text:style-name="P6"/>
      <text:p text:style-name="P6"/>
      <text:p text:style-name="P4">Warum ISO 9001?</text:p>
      <text:p text:style-name="P4"/>
      <text:p text:style-name="P6">verknüpfte T<text:span text:style-name="T1">ätigkeiten werden erkannt und gelenkt</text:span></text:p>
      <text:p text:style-name="P6"/>
      <text:p text:style-name="P7">Zuständigkeiten eines Mitarbeiters sind klar definiert</text:p>
      <text:p text:style-name="P7"/>
      <text:p text:style-name="P7">Mitarbeiter für die Erfüllung ihrer Aufgaben geschult</text:p>
      <text:p text:style-name="P7"/>
      <text:p text:style-name="P7">Bei Fehlern gibt es klare Vorgehensweisen für die Schadensminimierung und Fehlerhinderung</text:p>
      <text:p text:style-name="P7"/>
      <text:p text:style-name="P7"/>
      <text:p text:style-name="P7"/>
      <text:p text:style-name="P5">7 wichtige Grundsätze</text:p>
      <text:p text:style-name="P5"><text:span text:style-name="T2"/></text:p>
      <text:list xml:id="list1470713191" text:style-name="L2">
        <text:list-item>
          <text:p text:style-name="P8"><text:span text:style-name="Strong_20_Emphasis">Kundenorientierung:</text:span><text:span text:style-name="T2"> Im Mittelpunkt jeder unternehmerischen Aktivität stehen die Kunden. Sie entscheiden über Erfolg und Misserfolg. Deshalb ist es wichtig, die Bedürfnisse der Kunden zu verstehen und dafür zu sorgen, dass ihre Erwartungen nicht nur erfüllt, sondern möglichst übertroffen werden. </text:span></text:p>
        </text:list-item>
        <text:list-item>
          <text:p text:style-name="P10"><text:span text:style-name="Strong_20_Emphasis">Führung:</text:span> Führungskräfte auf allen Ebenen sollen das Unternehmen an den Anforderungen des Marktes ausrichten. Dazu müssen sie ein internes Umfeld schaffen und erhalten, in dem sich die Mitarbeiter voll dafür einsetzen, die Unternehmensziele zu erreichen. </text:p>
        </text:list-item>
        <text:list-item>
          <text:p text:style-name="P10"><text:soft-page-break/><text:span text:style-name="Strong_20_Emphasis">Beziehungsmanagement:</text:span> Ein Unternehmen und seine interessierten Parteien (z. B. Lieferanten) sind voneinander abhängig. Eine vertrauensvolle und offene Beziehung ist daher wichtig und bildet die Basis für einen nachhaltigen Erfolg. </text:p>
        </text:list-item>
        <text:list-item>
          <text:p text:style-name="P10"><text:span text:style-name="Strong_20_Emphasis">Einbeziehung von Personen:</text:span> Auf allen Ebenen bestimmen die Mitarbeiter das Wesen eines Unternehmens. Nur wenn diese anerkannt, befähigt und gefördert werden, sind sie auch motiviert, ihre Fähigkeiten im Dienste des Unternehmens einzusetzen. </text:p>
        </text:list-item>
        <text:list-item>
          <text:p text:style-name="P10"><text:span text:style-name="Strong_20_Emphasis">Verbesserung</text:span>: Nur wer sich hinterfragt und die Gesamtleistung des Unternehmens fortlaufend verbessert, wird langfristig Erfolge realisieren. </text:p>
        </text:list-item>
        <text:list-item>
          <text:p text:style-name="P10"><text:span text:style-name="Strong_20_Emphasis">Prozessorientierter Ansatz:</text:span> Um das gewünschte Ergebnis effizienter zu erzielen, sollten alle Tätigkeiten und die dazu gehörigen Ressourcen in klaren Wechselbeziehungen zueinander stehen. </text:p>
        </text:list-item>
        <text:list-item>
          <text:p text:style-name="P9"><text:span text:style-name="Strong_20_Emphasis">Faktengestützte Entscheidungsfindung:</text:span> Die genaue Analyse von Daten und Informationen bildet die Grundlage, um die Zusammenhänge von Ursache und Wirkung und möglichen Folgen zu verstehen und wirksame Maßnahmen umzusetzen. </text:p>
        </text:list-item>
      </text:list>
      <text:p text:style-name="P5"><text:span text:style-name="T2"/></text:p>
      <text:section text:style-name="Sect1" text:name="Section1" text:protected="true">
        <text:section-source xlink:href="../../../../../../../tmp/dnd_file/ISO9001-Wie-erreiche-ich-meine-Zertifizierung.webp"/>
        <text:p text:style-name="Text_20_body"/>
      </text:section>
      <text:section text:style-name="Sect1" text:name="Section2" text:protected="true">
        <text:section-source xlink:href="../../../../../Downloads/ISO9001-Wie-erreiche-ich-meine-Zertifizierung.webp"/>
        <text:p text:style-name="Text_20_body"/>
      </text:section>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2T08:24:52.696623806</meta:creation-date>
    <dc:date>2022-11-02T10:22:35.847153917</dc:date>
    <meta:editing-duration>PT9M45S</meta:editing-duration>
    <meta:editing-cycles>1</meta:editing-cycles>
    <meta:document-statistic meta:table-count="0" meta:image-count="0" meta:object-count="0" meta:page-count="2" meta:paragraph-count="26" meta:word-count="291" meta:character-count="2324" meta:non-whitespace-character-count="2059"/>
    <meta:generator>LibreOffice/7.3.6.2$Linux_X86_64 LibreOffice_project/30$Build-2</meta:generator>
  </office:meta>
</office:document-meta>
</file>